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TemplateConfigurer.ScriptTemplateConfigurer( String engi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Engin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Charset( @ Nullable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EngineName( @ Nullable String engi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Rend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SharedEngine( @ Nullable Boolean shared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isShared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Engine( @ Nullable Script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Scripts( @ Nullable String ... scrip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RenderObject( @ Nullable String render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ResourceLoad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Rende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EngineSupplier( @ Nullable Supplier &lt; ScriptEngine &gt; engine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RenderFunction( @ Nullable String rend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etResourceLoaderPath( @ Nullable String resourceLoa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ScriptTemplate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TemplateConfigurer.ge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.getEngin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